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69pt" svg:height="255.23pt" svg:x="423.01pt" svg:y="79.82pt">
            <loext:p draw:notify-on-update-of-ranges="Sheet1.B16:Sheet1.B20 Sheet1.C16:Sheet1.C20 Sheet1.B16:Sheet1.B20 Sheet1.D16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25.47pt" svg:y="660.33pt">
            <loext:p draw:notify-on-update-of-ranges="Sheet1.B56:Sheet1.B60 Sheet1.C56:Sheet1.C60 Sheet1.B56:Sheet1.B60 Sheet1.D56:Sheet1.D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384.01pt" svg:y="1709.18pt">
            <loext:p draw:notify-on-update-of-ranges="Sheet1.B136:Sheet1.B140 Sheet1.C136:Sheet1.C140 Sheet1.B136:Sheet1.B140 Sheet1.D136:Sheet1.D1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46pt" svg:height="255.23pt" svg:x="332.48pt" svg:y="2241.5pt">
            <loext:p draw:notify-on-update-of-ranges="Sheet1.B176:Sheet1.B180 Sheet1.C176:Sheet1.C180 Sheet1.D176:Sheet1.D180 Sheet1.B176:Sheet1.B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46pt" svg:height="255.26pt" svg:x="358.24pt" svg:y="1148.23pt">
            <loext:p draw:notify-on-update-of-ranges="Sheet1.B96:Sheet1.B100 Sheet1.C96:Sheet1.C100 Sheet1.D96:Sheet1.D100 Sheet1.B96:Sheet1.B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453.46pt" svg:height="255.23pt" svg:x="355.89pt" svg:y="2653.34pt">
            <loext:p draw:notify-on-update-of-ranges="Sheet1.B216:Sheet1.B220 Sheet1.C216:Sheet1.C220 Sheet1.D216:Sheet1.D220 Sheet1.B216:Sheet1.B2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9pt" svg:height="255.26pt" svg:x="335.59pt" svg:y="3044.86pt">
            <loext:p draw:notify-on-update-of-ranges="Sheet1.B246:Sheet1.B250 Sheet1.C246:Sheet1.C250 Sheet1.B246:Sheet1.B250 Sheet1.D246:Sheet1.D2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6pt" svg:height="255.23pt" svg:x="344.98pt" svg:y="3621.63pt">
            <loext:p draw:notify-on-update-of-ranges="Sheet1.B286:Sheet1.B290 Sheet1.C286:Sheet1.C290 Sheet1.B286:Sheet1.B290 Sheet1.D286:Sheet1.D29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6pt" svg:height="255.23pt" svg:x="343.42pt" svg:y="4166.76pt">
            <loext:p draw:notify-on-update-of-ranges="Sheet1.B326:Sheet1.B330 Sheet1.C326:Sheet1.C330 Sheet1.D326:Sheet1.D330 Sheet1.B326:Sheet1.B33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46pt" svg:height="255.23pt" svg:x="345.74pt" svg:y="4624.55pt">
            <loext:p draw:notify-on-update-of-ranges="Sheet1.B366:Sheet1.B370 Sheet1.C366:Sheet1.C370 Sheet1.D366:Sheet1.D370 Sheet1.B366:Sheet1.B37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46pt" svg:height="255.26pt" svg:x="334.83pt" svg:y="5194.52pt">
            <loext:p draw:notify-on-update-of-ranges="Sheet1.B406:Sheet1.B410 Sheet1.C406:Sheet1.C410 Sheet1.B406:Sheet1.B410 Sheet1.D406:Sheet1.D4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46pt" svg:height="255.23pt" svg:x="342.62pt" svg:y="5683.92pt">
            <loext:p draw:notify-on-update-of-ranges="Sheet1.B446:Sheet1.B450 Sheet1.C446:Sheet1.C450 Sheet1.B446:Sheet1.B450 Sheet1.D446:Sheet1.D45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49pt" svg:height="255.23pt" svg:x="347.3pt" svg:y="6207.53pt">
            <loext:p draw:notify-on-update-of-ranges="Sheet1.B486:Sheet1.B490 Sheet1.C486:Sheet1.C490 Sheet1.E478:Sheet1.E482 Sheet1.E478:Sheet1.E482 Sheet1.B486:Sheet1.B490 Sheet1.D486:Sheet1.D49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7UT83UQ2YJC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8]/[.C8]" office:value-type="float" office:value="0.325" calcext:value-type="float">
            <text:p>0.325</text:p>
          </table:table-cell>
          <table:table-cell table:style-name="ce3" table:formula="of:=[.$C$24]/([.$C$25]+[.$C$26]*EXP(-1*[.$C$27]*([.B16]-[.$C$28])))+[.$C$29]" office:value-type="float" office:value="0.32271887213069" calcext:value-type="float">
            <text:p>0.32271887213069</text:p>
          </table:table-cell>
          <table:table-cell table:style-name="ce3" table:formula="of:=([.C16]-[.D16])^2" office:value-type="float" office:value="0.00000520354435614205" calcext:value-type="float">
            <text:p>5.20354435614205E-06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9]/[.C9]" office:value-type="float" office:value="0.4" calcext:value-type="float">
            <text:p>0.4</text:p>
          </table:table-cell>
          <table:table-cell table:style-name="ce3" table:formula="of:=[.$C$24]/([.$C$25]+[.$C$26]*EXP(-1*[.$C$27]*([.B17]-[.$C$28])))+[.$C$29]" office:value-type="float" office:value="0.413512719466904" calcext:value-type="float">
            <text:p>0.413512719466904</text:p>
          </table:table-cell>
          <table:table-cell table:style-name="ce3" table:formula="of:=([.C17]-[.D17])^2" office:value-type="float" office:value="0.000182593587391238" calcext:value-type="float">
            <text:p>0.000182593587391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10]/[.C10]" office:value-type="float" office:value="0.525" calcext:value-type="float">
            <text:p>0.525</text:p>
          </table:table-cell>
          <table:table-cell table:style-name="ce3" table:formula="of:=[.$C$24]/([.$C$25]+[.$C$26]*EXP(-1*[.$C$27]*([.B18]-[.$C$28])))+[.$C$29]" office:value-type="float" office:value="0.49740870158604" calcext:value-type="float">
            <text:p>0.49740870158604</text:p>
          </table:table-cell>
          <table:table-cell table:style-name="ce3" table:formula="of:=([.C18]-[.D18])^2" office:value-type="float" office:value="0.000761279748168168" calcext:value-type="float">
            <text:p>0.000761279748168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11]/[.C11]" office:value-type="float" office:value="0.55" calcext:value-type="float">
            <text:p>0.55</text:p>
          </table:table-cell>
          <table:table-cell table:style-name="ce3" table:formula="of:=[.$C$24]/([.$C$25]+[.$C$26]*EXP(-1*[.$C$27]*([.B19]-[.$C$28])))+[.$C$29]" office:value-type="float" office:value="0.573792185311502" calcext:value-type="float">
            <text:p>0.573792185311502</text:p>
          </table:table-cell>
          <table:table-cell table:style-name="ce3" table:formula="of:=([.C19]-[.D19])^2" office:value-type="float" office:value="0.000566068081896828" calcext:value-type="float">
            <text:p>0.000566068081897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12]/[.C12]" office:value-type="float" office:value="0.65" calcext:value-type="float">
            <text:p>0.65</text:p>
          </table:table-cell>
          <table:table-cell table:style-name="ce3" table:formula="of:=[.$C$24]/([.$C$25]+[.$C$26]*EXP(-1*[.$C$27]*([.B20]-[.$C$28])))+[.$C$29]" office:value-type="float" office:value="0.642404633469437" calcext:value-type="float">
            <text:p>0.642404633469437</text:p>
          </table:table-cell>
          <table:table-cell table:style-name="ce3" table:formula="of:=([.C20]-[.D20])^2" office:value-type="float" office:value="0.0000576895927335954" calcext:value-type="float">
            <text:p>5.76895927335954E-05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16:.E20])" office:value-type="float" office:value="0.00157283455454597" calcext:value-type="float">
            <text:p>0.00157283455454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-2.80328065470115" calcext:value-type="float">
            <text:p>-2.803280654701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-1.28382347302684" calcext:value-type="float">
            <text:p>-1.2838234730268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-1.0941638753698" calcext:value-type="float">
            <text:p>-1.09416387536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1.92799729156881" calcext:value-type="float">
            <text:p>1.927997291568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029936040764594" calcext:value-type="float">
            <text:p>0.02993604076459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1.12684212269807" calcext:value-type="float">
            <text:p>-1.12684212269807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12LZYYBMG13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48]/[.C48]" office:value-type="float" office:value="0.45" calcext:value-type="float">
            <text:p>0.45</text:p>
          </table:table-cell>
          <table:table-cell table:style-name="ce3" table:formula="of:=[.C64]/([.C65]+[.C66]*EXP(-1*[.C67]*([.B56]-[.C68])))+[.C69]" office:value-type="float" office:value="0.448479051477466" calcext:value-type="float">
            <text:p>0.448479051477466</text:p>
          </table:table-cell>
          <table:table-cell table:style-name="ce3" table:formula="of:=([.C56]-[.D56])^2" office:value-type="float" office:value="0.00000231328440819932" calcext:value-type="float">
            <text:p>2.31328440819932E-06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49]/[.C49]" office:value-type="float" office:value="0.4" calcext:value-type="float">
            <text:p>0.4</text:p>
          </table:table-cell>
          <table:table-cell table:style-name="ce3" table:formula="of:=[.$C$64]/([.$C$65]+[.$C$66]*EXP(-1*[.$C$67]*([.B57]-[.$C$68])))+[.$C$69]" office:value-type="float" office:value="0.444340074595394" calcext:value-type="float">
            <text:p>0.444340074595394</text:p>
          </table:table-cell>
          <table:table-cell table:style-name="ce3" table:formula="of:=([.C57]-[.D57])^2" office:value-type="float" office:value="0.00196604221512509" calcext:value-type="float">
            <text:p>0.00196604221512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50]/[.C50]" office:value-type="float" office:value="0.45" calcext:value-type="float">
            <text:p>0.45</text:p>
          </table:table-cell>
          <table:table-cell table:style-name="ce3" table:formula="of:=[.$C$64]/([.$C$65]+[.$C$66]*EXP(-1*[.$C$67]*([.B58]-[.$C$68])))+[.$C$69]" office:value-type="float" office:value="0.438196847980597" calcext:value-type="float">
            <text:p>0.438196847980597</text:p>
          </table:table-cell>
          <table:table-cell table:style-name="ce3" table:formula="of:=([.C58]-[.D58])^2" office:value-type="float" office:value="0.00013931439759314" calcext:value-type="float">
            <text:p>0.000139314397593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51]/[.C51]" office:value-type="float" office:value="0.5" calcext:value-type="float">
            <text:p>0.5</text:p>
          </table:table-cell>
          <table:table-cell table:style-name="ce3" table:formula="of:=[.$C$64]/([.$C$65]+[.$C$66]*EXP(-1*[.$C$67]*([.B59]-[.$C$68])))+[.$C$69]" office:value-type="float" office:value="0.429094653026892" calcext:value-type="float">
            <text:p>0.429094653026892</text:p>
          </table:table-cell>
          <table:table-cell table:style-name="ce3" table:formula="of:=([.C59]-[.D59])^2" office:value-type="float" office:value="0.00502756822937681" calcext:value-type="float">
            <text:p>0.005027568229377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52]/[.C52]" office:value-type="float" office:value="0.375" calcext:value-type="float">
            <text:p>0.375</text:p>
          </table:table-cell>
          <table:table-cell table:style-name="ce3" table:formula="of:=[.$C$64]/([.$C$65]+[.$C$66]*EXP(-1*[.$C$67]*([.B60]-[.$C$68])))+[.$C$69]" office:value-type="float" office:value="0.415642892923044" calcext:value-type="float">
            <text:p>0.415642892923044</text:p>
          </table:table-cell>
          <table:table-cell table:style-name="ce3" table:formula="of:=([.C60]-[.D60])^2" office:value-type="float" office:value="0.00165184474515406" calcext:value-type="float">
            <text:p>0.001651844745154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56:.E60])" office:value-type="float" office:value="0.0087870828716573" calcext:value-type="float">
            <text:p>0.00878708287165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6.57120062656513" calcext:value-type="float">
            <text:p>6.571200626565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2.27151484120126" calcext:value-type="float">
            <text:p>2.2715148412012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0430710929119307" calcext:value-type="float">
            <text:p>0.00430710929119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3.98472641447808" calcext:value-type="float">
            <text:p>-3.984726414478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189586544467825" calcext:value-type="float">
            <text:p>0.18958654446782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2.43590071498559" calcext:value-type="float">
            <text:p>-2.43590071498559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MD34XEB4H6J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88]/[.C88]" office:value-type="float" office:value="0.25" calcext:value-type="float">
            <text:p>0.25</text:p>
          </table:table-cell>
          <table:table-cell table:style-name="ce3" table:formula="of:=[.$C$104]/([.$C$105]+[.$C$106]*EXP(-1*[.$C$107]*([.B96]-[.$C$108])))+[.$C$109]" office:value-type="float" office:value="0.204465299752925" calcext:value-type="float">
            <text:p>0.204465299752925</text:p>
          </table:table-cell>
          <table:table-cell table:style-name="ce3" table:formula="of:=([.C96]-[.D96])^2" office:value-type="float" office:value="0.00207340892659097" calcext:value-type="float">
            <text:p>0.002073408926591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89]/[.C89]" office:value-type="float" office:value="0.275" calcext:value-type="float">
            <text:p>0.275</text:p>
          </table:table-cell>
          <table:table-cell table:style-name="ce3" table:formula="of:=[.$C$104]/([.$C$105]+[.$C$106]*EXP(-1*[.$C$107]*([.B97]-[.$C$108])))+[.$C$109]" office:value-type="float" office:value="0.390708896496034" calcext:value-type="float">
            <text:p>0.390708896496034</text:p>
          </table:table-cell>
          <table:table-cell table:style-name="ce3" table:formula="of:=([.C97]-[.D97])^2" office:value-type="float" office:value="0.01338854872833" calcext:value-type="float">
            <text:p>0.01338854872833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90]/[.C90]" office:value-type="float" office:value="0.725" calcext:value-type="float">
            <text:p>0.725</text:p>
          </table:table-cell>
          <table:table-cell table:style-name="ce3" table:formula="of:=[.$C$104]/([.$C$105]+[.$C$106]*EXP(-1*[.$C$107]*([.B98]-[.$C$108])))+[.$C$109]" office:value-type="float" office:value="0.620562230061833" calcext:value-type="float">
            <text:p>0.620562230061833</text:p>
          </table:table-cell>
          <table:table-cell table:style-name="ce3" table:formula="of:=([.C98]-[.D98])^2" office:value-type="float" office:value="0.0109072477896575" calcext:value-type="float">
            <text:p>0.010907247789658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91]/[.C91]" office:value-type="float" office:value="0.8" calcext:value-type="float">
            <text:p>0.8</text:p>
          </table:table-cell>
          <table:table-cell table:style-name="ce3" table:formula="of:=[.$C$104]/([.$C$105]+[.$C$106]*EXP(-1*[.$C$107]*([.B99]-[.$C$108])))+[.$C$109]" office:value-type="float" office:value="0.831383630047165" calcext:value-type="float">
            <text:p>0.831383630047165</text:p>
          </table:table-cell>
          <table:table-cell table:style-name="ce3" table:formula="of:=([.C99]-[.D99])^2" office:value-type="float" office:value="0.000984932234937335" calcext:value-type="float">
            <text:p>0.000984932234937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92]/[.C92]" office:value-type="float" office:value="0.975" calcext:value-type="float">
            <text:p>0.975</text:p>
          </table:table-cell>
          <table:table-cell table:style-name="ce3" table:formula="of:=[.$C$104]/([.$C$105]+[.$C$106]*EXP(-1*[.$C$107]*([.B100]-[.$C$108])))+[.$C$109]" office:value-type="float" office:value="0.978211252781181" calcext:value-type="float">
            <text:p>0.978211252781181</text:p>
          </table:table-cell>
          <table:table-cell table:style-name="ce3" table:formula="of:=([.C100]-[.D100])^2" office:value-type="float" office:value="0.0000103121444246431" calcext:value-type="float">
            <text:p>1.03121444246431E-05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96:.E100])" office:value-type="float" office:value="0.0273644498239405" calcext:value-type="float">
            <text:p>0.02736444982394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0.491844703002939" calcext:value-type="float">
            <text:p>0.49184470300293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0.418037844063562" calcext:value-type="float">
            <text:p>0.41803784406356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3.64333702152199" calcext:value-type="float">
            <text:p>3.6433370215219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7.97251002174454" calcext:value-type="float">
            <text:p>7.9725100217445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199702818760726" calcext:value-type="float">
            <text:p>0.19970281876072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0.0347917765675809" calcext:value-type="float">
            <text:p>-0.034791776567581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OBWGLS5LRLT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128]/[.C128]" office:value-type="float" office:value="0.075" calcext:value-type="float">
            <text:p>0.075</text:p>
          </table:table-cell>
          <table:table-cell table:style-name="ce3" table:formula="of:=[.$C$144]/([.$C$145]+[.$C$146]*EXP(-1*[.$C$147]*([.B136]-[.$C$148])))+[.$C$149]" office:value-type="float" office:value="0.121878766408418" calcext:value-type="float">
            <text:p>0.121878766408418</text:p>
          </table:table-cell>
          <table:table-cell table:style-name="ce3" table:formula="of:=([.C136]-[.D136])^2" office:value-type="float" office:value="0.00219761873997498" calcext:value-type="float">
            <text:p>0.002197618739975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129]/[.C129]" office:value-type="float" office:value="0.175" calcext:value-type="float">
            <text:p>0.175</text:p>
          </table:table-cell>
          <table:table-cell table:style-name="ce3" table:formula="of:=[.$C$144]/([.$C$145]+[.$C$146]*EXP(-1*[.$C$147]*([.B137]-[.$C$148])))+[.$C$149]" office:value-type="float" office:value="0.167291900242885" calcext:value-type="float">
            <text:p>0.167291900242885</text:p>
          </table:table-cell>
          <table:table-cell table:style-name="ce3" table:formula="of:=([.C137]-[.D137])^2" office:value-type="float" office:value="0.0000594148018656398" calcext:value-type="float">
            <text:p>5.94148018656398E-0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130]/[.C130]" office:value-type="float" office:value="0.275" calcext:value-type="float">
            <text:p>0.275</text:p>
          </table:table-cell>
          <table:table-cell table:style-name="ce3" table:formula="of:=[.$C$144]/([.$C$145]+[.$C$146]*EXP(-1*[.$C$147]*([.B138]-[.$C$148])))+[.$C$149]" office:value-type="float" office:value="0.231999532694243" calcext:value-type="float">
            <text:p>0.231999532694243</text:p>
          </table:table-cell>
          <table:table-cell table:style-name="ce3" table:formula="of:=([.C138]-[.D138])^2" office:value-type="float" office:value="0.00184904018851349" calcext:value-type="float">
            <text:p>0.001849040188514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131]/[.C131]" office:value-type="float" office:value="0.325" calcext:value-type="float">
            <text:p>0.325</text:p>
          </table:table-cell>
          <table:table-cell table:style-name="ce3" table:formula="of:=[.$C$144]/([.$C$145]+[.$C$146]*EXP(-1*[.$C$147]*([.B139]-[.$C$148])))+[.$C$149]" office:value-type="float" office:value="0.331605094721223" calcext:value-type="float">
            <text:p>0.331605094721223</text:p>
          </table:table-cell>
          <table:table-cell table:style-name="ce3" table:formula="of:=([.C139]-[.D139])^2" office:value-type="float" office:value="0.0000436272762763295" calcext:value-type="float">
            <text:p>4.36272762763295E-05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132]/[.C132]" office:value-type="float" office:value="0.5" calcext:value-type="float">
            <text:p>0.5</text:p>
          </table:table-cell>
          <table:table-cell table:style-name="ce3" table:formula="of:=[.$C$144]/([.$C$145]+[.$C$146]*EXP(-1*[.$C$147]*([.B140]-[.$C$148])))+[.$C$149]" office:value-type="float" office:value="0.504745757869279" calcext:value-type="float">
            <text:p>0.504745757869279</text:p>
          </table:table-cell>
          <table:table-cell table:style-name="ce3" table:formula="of:=([.C140]-[.D140])^2" office:value-type="float" office:value="0.0000225222177538267" calcext:value-type="float">
            <text:p>2.25222177538267E-05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136:.E140])" office:value-type="float" office:value="0.00417222322438427" calcext:value-type="float">
            <text:p>0.00417222322438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-0.000580691923952982" calcext:value-type="float">
            <text:p>-0.00058069192395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0.0269723993644484" calcext:value-type="float">
            <text:p>0.02697239936444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-0.0305261911631845" calcext:value-type="float">
            <text:p>-0.03052619116318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0.123686175007527" calcext:value-type="float">
            <text:p>0.12368617500752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-0.0297188507845116" calcext:value-type="float">
            <text:p>-0.02971885078451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0.126925995748161" calcext:value-type="float">
            <text:p>-0.126925995748161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4KKLIU4C3N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168]/[.C168]" office:value-type="float" office:value="0.475" calcext:value-type="float">
            <text:p>0.475</text:p>
          </table:table-cell>
          <table:table-cell table:style-name="ce3" table:formula="of:=[.$C$184]/([.$C$185]+[.$C$186]*EXP(-1*[.$C$187]*([.B176]-[.$C$188])))+[.$C$189]" office:value-type="float" office:value="0.434341502041133" calcext:value-type="float">
            <text:p>0.434341502041133</text:p>
          </table:table-cell>
          <table:table-cell table:style-name="ce3" table:formula="of:=([.C176]-[.D176])^2" office:value-type="float" office:value="0.0016531134562712" calcext:value-type="float">
            <text:p>0.001653113456271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169]/[.C169]" office:value-type="float" office:value="0.45" calcext:value-type="float">
            <text:p>0.45</text:p>
          </table:table-cell>
          <table:table-cell table:style-name="ce3" table:formula="of:=[.$C$184]/([.$C$185]+[.$C$186]*EXP(-1*[.$C$187]*([.B177]-[.$C$188])))+[.$C$189]" office:value-type="float" office:value="0.477480068655149" calcext:value-type="float">
            <text:p>0.477480068655149</text:p>
          </table:table-cell>
          <table:table-cell table:style-name="ce3" table:formula="of:=([.C177]-[.D177])^2" office:value-type="float" office:value="0.000755154173291697" calcext:value-type="float">
            <text:p>0.000755154173292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170]/[.C170]" office:value-type="float" office:value="0.45" calcext:value-type="float">
            <text:p>0.45</text:p>
          </table:table-cell>
          <table:table-cell table:style-name="ce3" table:formula="of:=[.$C$184]/([.$C$185]+[.$C$186]*EXP(-1*[.$C$187]*([.B178]-[.$C$188])))+[.$C$189]" office:value-type="float" office:value="0.532186951281679" calcext:value-type="float">
            <text:p>0.532186951281679</text:p>
          </table:table-cell>
          <table:table-cell table:style-name="ce3" table:formula="of:=([.C178]-[.D178])^2" office:value-type="float" office:value="0.00675469496097708" calcext:value-type="float">
            <text:p>0.006754694960977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171]/[.C171]" office:value-type="float" office:value="0.7" calcext:value-type="float">
            <text:p>0.7</text:p>
          </table:table-cell>
          <table:table-cell table:style-name="ce3" table:formula="of:=[.$C$184]/([.$C$185]+[.$C$186]*EXP(-1*[.$C$187]*([.B179]-[.$C$188])))+[.$C$189]" office:value-type="float" office:value="0.603833488356021" calcext:value-type="float">
            <text:p>0.603833488356021</text:p>
          </table:table-cell>
          <table:table-cell table:style-name="ce3" table:formula="of:=([.C179]-[.D179])^2" office:value-type="float" office:value="0.00924799796177158" calcext:value-type="float">
            <text:p>0.009247997961772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172]/[.C172]" office:value-type="float" office:value="0.675" calcext:value-type="float">
            <text:p>0.675</text:p>
          </table:table-cell>
          <table:table-cell table:style-name="ce3" table:formula="of:=[.$C$184]/([.$C$185]+[.$C$186]*EXP(-1*[.$C$187]*([.B180]-[.$C$188])))+[.$C$189]" office:value-type="float" office:value="0.701725245696503" calcext:value-type="float">
            <text:p>0.701725245696503</text:p>
          </table:table-cell>
          <table:table-cell table:style-name="ce3" table:formula="of:=([.C180]-[.D180])^2" office:value-type="float" office:value="0.000714238757538466" calcext:value-type="float">
            <text:p>0.000714238757538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176:.E180])" office:value-type="float" office:value="0.01912519930985" calcext:value-type="float">
            <text:p>0.019125199309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0.000939311921797722" calcext:value-type="float">
            <text:p>0.0009393119217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-0.0345445723343064" calcext:value-type="float">
            <text:p>-0.03454457233430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379501023515561" calcext:value-type="float">
            <text:p>0.03795010235155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0.0787069012917937" calcext:value-type="float">
            <text:p>0.07870690129179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0515327895884395" calcext:value-type="float">
            <text:p>0.0515327895884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0.0826162648276433" calcext:value-type="float">
            <text:p>0.082616264827643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WXIEV9H6KT9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208]/[.C208]" office:value-type="float" office:value="0.475" calcext:value-type="float">
            <text:p>0.475</text:p>
          </table:table-cell>
          <table:table-cell table:style-name="ce3" table:formula="of:=[.$C$224]/([.$C$225]+[.$C$226]*EXP(-1*[.$C$227]*([.B216]-[.$C$228])))+[.$C$229]" office:value-type="float" office:value="0.478694382474595" calcext:value-type="float">
            <text:p>0.478694382474595</text:p>
          </table:table-cell>
          <table:table-cell table:style-name="ce3" table:formula="of:=([.C216]-[.D216])^2" office:value-type="float" office:value="0.0000136484618685977" calcext:value-type="float">
            <text:p>1.36484618685977E-05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209]/[.C209]" office:value-type="float" office:value="0.7" calcext:value-type="float">
            <text:p>0.7</text:p>
          </table:table-cell>
          <table:table-cell table:style-name="ce3" table:formula="of:=[.$C$224]/([.$C$225]+[.$C$226]*EXP(-1*[.$C$227]*([.B217]-[.$C$228])))+[.$C$229]" office:value-type="float" office:value="0.697914667787253" calcext:value-type="float">
            <text:p>0.697914667787253</text:p>
          </table:table-cell>
          <table:table-cell table:style-name="ce3" table:formula="of:=([.C217]-[.D217])^2" office:value-type="float" office:value="0.0000043486104375193" calcext:value-type="float">
            <text:p>4.3486104375193E-06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210]/[.C210]" office:value-type="float" office:value="0.525" calcext:value-type="float">
            <text:p>0.525</text:p>
          </table:table-cell>
          <table:table-cell table:style-name="ce3" table:formula="of:=[.$C$224]/([.$C$225]+[.$C$226]*EXP(-1*[.$C$227]*([.B218]-[.$C$228])))+[.$C$229]" office:value-type="float" office:value="0.580339403969005" calcext:value-type="float">
            <text:p>0.580339403969005</text:p>
          </table:table-cell>
          <table:table-cell table:style-name="ce3" table:formula="of:=([.C218]-[.D218])^2" office:value-type="float" office:value="0.00306244963164476" calcext:value-type="float">
            <text:p>0.003062449631645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211]/[.C211]" office:value-type="float" office:value="0.525" calcext:value-type="float">
            <text:p>0.525</text:p>
          </table:table-cell>
          <table:table-cell table:style-name="ce3" table:formula="of:=[.$C$224]/([.$C$225]+[.$C$226]*EXP(-1*[.$C$227]*([.B219]-[.$C$228])))+[.$C$229]" office:value-type="float" office:value="0.572156697581882" calcext:value-type="float">
            <text:p>0.572156697581882</text:p>
          </table:table-cell>
          <table:table-cell table:style-name="ce3" table:formula="of:=([.C219]-[.D219])^2" office:value-type="float" office:value="0.00222375412682909" calcext:value-type="float">
            <text:p>0.002223754126829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212]/[.C212]" office:value-type="float" office:value="0.675" calcext:value-type="float">
            <text:p>0.675</text:p>
          </table:table-cell>
          <table:table-cell table:style-name="ce3" table:formula="of:=[.$C$224]/([.$C$225]+[.$C$226]*EXP(-1*[.$C$227]*([.B220]-[.$C$228])))+[.$C$229]" office:value-type="float" office:value="0.570711577693553" calcext:value-type="float">
            <text:p>0.570711577693553</text:p>
          </table:table-cell>
          <table:table-cell table:style-name="ce3" table:formula="of:=([.C220]-[.D220])^2" office:value-type="float" office:value="0.0108760750271679" calcext:value-type="float">
            <text:p>0.010876075027168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216:.E220])" office:value-type="float" office:value="0.0161802758579478" calcext:value-type="float">
            <text:p>0.0161802758579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0.260996785481431" calcext:value-type="float">
            <text:p>0.26099678548143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-4.09492437138095" calcext:value-type="float">
            <text:p>-4.0949243713809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0235057035580001" calcext:value-type="float">
            <text:p>0.002350570355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15.9388436088666" calcext:value-type="float">
            <text:p>-15.938843608866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-0.0936418707212619" calcext:value-type="float">
            <text:p>-0.09364187072126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0.570353327345221" calcext:value-type="float">
            <text:p>0.570353327345221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MTRZDRKNB9G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238]/[.C238]" office:value-type="float" office:value="0.5" calcext:value-type="float">
            <text:p>0.5</text:p>
          </table:table-cell>
          <table:table-cell table:style-name="ce3" table:formula="of:=[.$C$254]/([.$C$255]+[.$C$256]*EXP(-1*[.$C$257]*([.B246]-[.$C$258])))+[.$C$259]" office:value-type="float" office:value="0.504134086517238" calcext:value-type="float">
            <text:p>0.504134086517238</text:p>
          </table:table-cell>
          <table:table-cell table:style-name="ce3" table:formula="of:=([.C246]-[.D246])^2" office:value-type="float" office:value="0.0000170906713320119" calcext:value-type="float">
            <text:p>1.70906713320119E-05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239]/[.C239]" office:value-type="float" office:value="0.6" calcext:value-type="float">
            <text:p>0.6</text:p>
          </table:table-cell>
          <table:table-cell table:style-name="ce3" table:formula="of:=[.$C$254]/([.$C$255]+[.$C$256]*EXP(-1*[.$C$257]*([.B247]-[.$C$258])))+[.$C$259]" office:value-type="float" office:value="0.619495081466555" calcext:value-type="float">
            <text:p>0.619495081466555</text:p>
          </table:table-cell>
          <table:table-cell table:style-name="ce3" table:formula="of:=([.C247]-[.D247])^2" office:value-type="float" office:value="0.000380058201387616" calcext:value-type="float">
            <text:p>0.000380058201388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240]/[.C240]" office:value-type="float" office:value="0.775" calcext:value-type="float">
            <text:p>0.775</text:p>
          </table:table-cell>
          <table:table-cell table:style-name="ce3" table:formula="of:=[.$C$254]/([.$C$255]+[.$C$256]*EXP(-1*[.$C$257]*([.B248]-[.$C$258])))+[.$C$259]" office:value-type="float" office:value="0.672474847419876" calcext:value-type="float">
            <text:p>0.672474847419876</text:p>
          </table:table-cell>
          <table:table-cell table:style-name="ce3" table:formula="of:=([.C248]-[.D248])^2" office:value-type="float" office:value="0.0105114069115777" calcext:value-type="float">
            <text:p>0.010511406911578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241]/[.C241]" office:value-type="float" office:value="0.6" calcext:value-type="float">
            <text:p>0.6</text:p>
          </table:table-cell>
          <table:table-cell table:style-name="ce3" table:formula="of:=[.$C$254]/([.$C$255]+[.$C$256]*EXP(-1*[.$C$257]*([.B249]-[.$C$258])))+[.$C$259]" office:value-type="float" office:value="0.69655817693676" calcext:value-type="float">
            <text:p>0.69655817693676</text:p>
          </table:table-cell>
          <table:table-cell table:style-name="ce3" table:formula="of:=([.C249]-[.D249])^2" office:value-type="float" office:value="0.00932348153335064" calcext:value-type="float">
            <text:p>0.009323481533351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242]/[.C242]" office:value-type="float" office:value="0.725" calcext:value-type="float">
            <text:p>0.725</text:p>
          </table:table-cell>
          <table:table-cell table:style-name="ce3" table:formula="of:=[.$C$254]/([.$C$255]+[.$C$256]*EXP(-1*[.$C$257]*([.B250]-[.$C$258])))+[.$C$259]" office:value-type="float" office:value="0.70745492711481" calcext:value-type="float">
            <text:p>0.70745492711481</text:p>
          </table:table-cell>
          <table:table-cell table:style-name="ce3" table:formula="of:=([.C250]-[.D250])^2" office:value-type="float" office:value="0.000307829582546626" calcext:value-type="float">
            <text:p>0.000307829582547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246:.E250])" office:value-type="float" office:value="0.0205398669001946" calcext:value-type="float">
            <text:p>0.02053986690019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0.831531009771762" calcext:value-type="float">
            <text:p>0.83153100977176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0.0913200436819347" calcext:value-type="float">
            <text:p>0.09132004368193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00750824217455399" calcext:value-type="float">
            <text:p>0.00075082421745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7.96908047909911" calcext:value-type="float">
            <text:p>7.9690804790991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433742493693711" calcext:value-type="float">
            <text:p>0.43374249369371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8.38926308530179" calcext:value-type="float">
            <text:p>-8.38926308530179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FWV1U4CJXP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278]/[.C278]" office:value-type="float" office:value="0.375" calcext:value-type="float">
            <text:p>0.375</text:p>
          </table:table-cell>
          <table:table-cell table:style-name="ce3" table:formula="of:=[.$C$294]/([.$C$295]+[.$C$296]*EXP(-1*[.$C$297]*([.B286]-[.$C$298])))+[.$C$299]" office:value-type="float" office:value="0.429356114457784" calcext:value-type="float">
            <text:p>0.429356114457784</text:p>
          </table:table-cell>
          <table:table-cell table:style-name="ce3" table:formula="of:=([.C286]-[.D286])^2" office:value-type="float" office:value="0.00295458717894771" calcext:value-type="float">
            <text:p>0.002954587178948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279]/[.C279]" office:value-type="float" office:value="0.6" calcext:value-type="float">
            <text:p>0.6</text:p>
          </table:table-cell>
          <table:table-cell table:style-name="ce3" table:formula="of:=[.$C$294]/([.$C$295]+[.$C$296]*EXP(-1*[.$C$297]*([.B287]-[.$C$298])))+[.$C$299]" office:value-type="float" office:value="0.463884662389997" calcext:value-type="float">
            <text:p>0.463884662389997</text:p>
          </table:table-cell>
          <table:table-cell table:style-name="ce3" table:formula="of:=([.C287]-[.D287])^2" office:value-type="float" office:value="0.018527385132685" calcext:value-type="float">
            <text:p>0.01852738513268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280]/[.C280]" office:value-type="float" office:value="0.45" calcext:value-type="float">
            <text:p>0.45</text:p>
          </table:table-cell>
          <table:table-cell table:style-name="ce3" table:formula="of:=[.$C$294]/([.$C$295]+[.$C$296]*EXP(-1*[.$C$297]*([.B288]-[.$C$298])))+[.$C$299]" office:value-type="float" office:value="0.479599725681012" calcext:value-type="float">
            <text:p>0.479599725681012</text:p>
          </table:table-cell>
          <table:table-cell table:style-name="ce3" table:formula="of:=([.C288]-[.D288])^2" office:value-type="float" office:value="0.000876143760391138" calcext:value-type="float">
            <text:p>0.000876143760391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281]/[.C281]" office:value-type="float" office:value="0.5" calcext:value-type="float">
            <text:p>0.5</text:p>
          </table:table-cell>
          <table:table-cell table:style-name="ce3" table:formula="of:=[.$C$294]/([.$C$295]+[.$C$296]*EXP(-1*[.$C$297]*([.B289]-[.$C$298])))+[.$C$299]" office:value-type="float" office:value="0.486714578484296" calcext:value-type="float">
            <text:p>0.486714578484296</text:p>
          </table:table-cell>
          <table:table-cell table:style-name="ce3" table:formula="of:=([.C289]-[.D289])^2" office:value-type="float" office:value="0.000176502424849928" calcext:value-type="float">
            <text:p>0.00017650242485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282]/[.C282]" office:value-type="float" office:value="0.425" calcext:value-type="float">
            <text:p>0.425</text:p>
          </table:table-cell>
          <table:table-cell table:style-name="ce3" table:formula="of:=[.$C$294]/([.$C$295]+[.$C$296]*EXP(-1*[.$C$297]*([.B290]-[.$C$298])))+[.$C$299]" office:value-type="float" office:value="0.489928078631682" calcext:value-type="float">
            <text:p>0.489928078631682</text:p>
          </table:table-cell>
          <table:table-cell table:style-name="ce3" table:formula="of:=([.C290]-[.D290])^2" office:value-type="float" office:value="0.00421565539480194" calcext:value-type="float">
            <text:p>0.004215655394802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286:.E290])" office:value-type="float" office:value="0.0267502738916757" calcext:value-type="float">
            <text:p>0.0267502738916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25.0228682818228" calcext:value-type="float">
            <text:p>25.022868281822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4.75828776137848" calcext:value-type="float">
            <text:p>4.7582877613784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0160387377384991" calcext:value-type="float">
            <text:p>0.0016038737738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7.96790745637944" calcext:value-type="float">
            <text:p>7.9679074563794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750075103269139" calcext:value-type="float">
            <text:p>0.75007510326913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4.76622829246187" calcext:value-type="float">
            <text:p>-4.76622829246187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D6HMIO1HLFI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318]/[.C318]" office:value-type="float" office:value="0.05" calcext:value-type="float">
            <text:p>0.05</text:p>
          </table:table-cell>
          <table:table-cell table:style-name="ce3" table:formula="of:=[.$C$334]/([.$C$335]+[.$C$336]*EXP(-1*[.$C$337]*([.B326]-[.$C$338])))+[.$C$339]" office:value-type="float" office:value="0.0288287833610652" calcext:value-type="float">
            <text:p>0.028828783361065</text:p>
          </table:table-cell>
          <table:table-cell table:style-name="ce3" table:formula="of:=([.C326]-[.D326])^2" office:value-type="float" office:value="0.00044822041397271" calcext:value-type="float">
            <text:p>0.000448220413973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319]/[.C319]" office:value-type="float" office:value="0.075" calcext:value-type="float">
            <text:p>0.075</text:p>
          </table:table-cell>
          <table:table-cell table:style-name="ce3" table:formula="of:=[.$C$334]/([.$C$335]+[.$C$336]*EXP(-1*[.$C$337]*([.B327]-[.$C$338])))+[.$C$339]" office:value-type="float" office:value="0.0796121648361919" calcext:value-type="float">
            <text:p>0.079612164836192</text:p>
          </table:table-cell>
          <table:table-cell table:style-name="ce3" table:formula="of:=([.C327]-[.D327])^2" office:value-type="float" office:value="0.0000212720644762054" calcext:value-type="float">
            <text:p>2.12720644762054E-0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320]/[.C320]" office:value-type="float" office:value="0.2" calcext:value-type="float">
            <text:p>0.2</text:p>
          </table:table-cell>
          <table:table-cell table:style-name="ce3" table:formula="of:=[.$C$334]/([.$C$335]+[.$C$336]*EXP(-1*[.$C$337]*([.B328]-[.$C$338])))+[.$C$339]" office:value-type="float" office:value="0.248761064200691" calcext:value-type="float">
            <text:p>0.248761064200691</text:p>
          </table:table-cell>
          <table:table-cell table:style-name="ce3" table:formula="of:=([.C328]-[.D328])^2" office:value-type="float" office:value="0.00237764138198395" calcext:value-type="float">
            <text:p>0.002377641381984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321]/[.C321]" office:value-type="float" office:value="0.575" calcext:value-type="float">
            <text:p>0.575</text:p>
          </table:table-cell>
          <table:table-cell table:style-name="ce3" table:formula="of:=[.$C$334]/([.$C$335]+[.$C$336]*EXP(-1*[.$C$337]*([.B329]-[.$C$338])))+[.$C$339]" office:value-type="float" office:value="0.510835654495788" calcext:value-type="float">
            <text:p>0.510835654495788</text:p>
          </table:table-cell>
          <table:table-cell table:style-name="ce3" table:formula="of:=([.C329]-[.D329])^2" office:value-type="float" office:value="0.00411706323398395" calcext:value-type="float">
            <text:p>0.004117063233984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322]/[.C322]" office:value-type="float" office:value="0.625" calcext:value-type="float">
            <text:p>0.625</text:p>
          </table:table-cell>
          <table:table-cell table:style-name="ce3" table:formula="of:=[.$C$334]/([.$C$335]+[.$C$336]*EXP(-1*[.$C$337]*([.B330]-[.$C$338])))+[.$C$339]" office:value-type="float" office:value="0.656822607623662" calcext:value-type="float">
            <text:p>0.656822607623662</text:p>
          </table:table-cell>
          <table:table-cell table:style-name="ce3" table:formula="of:=([.C330]-[.D330])^2" office:value-type="float" office:value="0.00101267835596956" calcext:value-type="float">
            <text:p>0.00101267835597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326:.E330])" office:value-type="float" office:value="0.00797687545038637" calcext:value-type="float">
            <text:p>0.0079768754503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-5.02489338205259" calcext:value-type="float">
            <text:p>-5.0248933820525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7.23689877203054" calcext:value-type="float">
            <text:p>7.2368987720305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156724218486475" calcext:value-type="float">
            <text:p>0.01567242184864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15.9388760266811" calcext:value-type="float">
            <text:p>-15.938876026681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157454631030551" calcext:value-type="float">
            <text:p>0.15745463103055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0.708888141984315" calcext:value-type="float">
            <text:p>0.708888141984315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3S9Z0SQC71A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358]/[.C358]" office:value-type="float" office:value="0.325" calcext:value-type="float">
            <text:p>0.325</text:p>
          </table:table-cell>
          <table:table-cell table:style-name="ce3" table:formula="of:=[.$C$374]/([.$C$375]+[.$C$376]*EXP(-1*[.$C$377]*([.B366]-[.$C$378])))+[.$C$379]" office:value-type="float" office:value="0.32583271401359" calcext:value-type="float">
            <text:p>0.32583271401359</text:p>
          </table:table-cell>
          <table:table-cell table:style-name="ce3" table:formula="of:=([.C366]-[.D366])^2" office:value-type="float" office:value="0.000000693412628428662" calcext:value-type="float">
            <text:p>6.93412628428662E-07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359]/[.C359]" office:value-type="float" office:value="0.475" calcext:value-type="float">
            <text:p>0.475</text:p>
          </table:table-cell>
          <table:table-cell table:style-name="ce3" table:formula="of:=[.$C$374]/([.$C$375]+[.$C$376]*EXP(-1*[.$C$377]*([.B367]-[.$C$378])))+[.$C$379]" office:value-type="float" office:value="0.459854113494886" calcext:value-type="float">
            <text:p>0.459854113494886</text:p>
          </table:table-cell>
          <table:table-cell table:style-name="ce3" table:formula="of:=([.C367]-[.D367])^2" office:value-type="float" office:value="0.000229397878025796" calcext:value-type="float">
            <text:p>0.000229397878026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360]/[.C360]" office:value-type="float" office:value="0.475" calcext:value-type="float">
            <text:p>0.475</text:p>
          </table:table-cell>
          <table:table-cell table:style-name="ce3" table:formula="of:=[.$C$374]/([.$C$375]+[.$C$376]*EXP(-1*[.$C$377]*([.B368]-[.$C$378])))+[.$C$379]" office:value-type="float" office:value="0.531794609569458" calcext:value-type="float">
            <text:p>0.531794609569458</text:p>
          </table:table-cell>
          <table:table-cell table:style-name="ce3" table:formula="of:=([.C368]-[.D368])^2" office:value-type="float" office:value="0.00322562767614714" calcext:value-type="float">
            <text:p>0.003225627676147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361]/[.C361]" office:value-type="float" office:value="0.65" calcext:value-type="float">
            <text:p>0.65</text:p>
          </table:table-cell>
          <table:table-cell table:style-name="ce3" table:formula="of:=[.$C$374]/([.$C$375]+[.$C$376]*EXP(-1*[.$C$377]*([.B369]-[.$C$378])))+[.$C$379]" office:value-type="float" office:value="0.569178283835452" calcext:value-type="float">
            <text:p>0.569178283835452</text:p>
          </table:table-cell>
          <table:table-cell table:style-name="ce3" table:formula="of:=([.C369]-[.D369])^2" office:value-type="float" office:value="0.00653214980378269" calcext:value-type="float">
            <text:p>0.006532149803783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362]/[.C362]" office:value-type="float" office:value="0.55" calcext:value-type="float">
            <text:p>0.55</text:p>
          </table:table-cell>
          <table:table-cell table:style-name="ce3" table:formula="of:=[.$C$374]/([.$C$375]+[.$C$376]*EXP(-1*[.$C$377]*([.B370]-[.$C$378])))+[.$C$379]" office:value-type="float" office:value="0.588277313492184" calcext:value-type="float">
            <text:p>0.588277313492184</text:p>
          </table:table-cell>
          <table:table-cell table:style-name="ce3" table:formula="of:=([.C370]-[.D370])^2" office:value-type="float" office:value="0.00146515272817889" calcext:value-type="float">
            <text:p>0.001465152728179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366:.E370])" office:value-type="float" office:value="0.0114530214987629" calcext:value-type="float">
            <text:p>0.01145302149876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8.3987242616408" calcext:value-type="float">
            <text:p>8.39872426164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2.58346913464808" calcext:value-type="float">
            <text:p>2.583469134648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169615825479325" calcext:value-type="float">
            <text:p>0.01696158254793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6.89230086712781" calcext:value-type="float">
            <text:p>6.892300867127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687619687573176" calcext:value-type="float">
            <text:p>0.68761968757317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-2.64319013747402" calcext:value-type="float">
            <text:p>-2.64319013747402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M0JDU08KRH7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398]/[.C398]" office:value-type="float" office:value="0.55" calcext:value-type="float">
            <text:p>0.55</text:p>
          </table:table-cell>
          <table:table-cell table:style-name="ce3" table:formula="of:=[.$C$414]/([.$C$415]+[.$C$416]*EXP(-1*[.$C$417]*([.B406]-[.$C$418])))+[.$C$419]" office:value-type="float" office:value="0.542232826566755" calcext:value-type="float">
            <text:p>0.542232826566755</text:p>
          </table:table-cell>
          <table:table-cell table:style-name="ce3" table:formula="of:=([.C406]-[.D406])^2" office:value-type="float" office:value="0.0000603289831421062" calcext:value-type="float">
            <text:p>6.03289831421062E-05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399]/[.C399]" office:value-type="float" office:value="0.575" calcext:value-type="float">
            <text:p>0.575</text:p>
          </table:table-cell>
          <table:table-cell table:style-name="ce3" table:formula="of:=[.$C$414]/([.$C$415]+[.$C$416]*EXP(-1*[.$C$417]*([.B407]-[.$C$418])))+[.$C$419]" office:value-type="float" office:value="0.598913841222384" calcext:value-type="float">
            <text:p>0.598913841222384</text:p>
          </table:table-cell>
          <table:table-cell table:style-name="ce3" table:formula="of:=([.C407]-[.D407])^2" office:value-type="float" office:value="0.000571871802009395" calcext:value-type="float">
            <text:p>0.000571871802009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400]/[.C400]" office:value-type="float" office:value="0.675" calcext:value-type="float">
            <text:p>0.675</text:p>
          </table:table-cell>
          <table:table-cell table:style-name="ce3" table:formula="of:=[.$C$414]/([.$C$415]+[.$C$416]*EXP(-1*[.$C$417]*([.B408]-[.$C$418])))+[.$C$419]" office:value-type="float" office:value="0.65267216722886" calcext:value-type="float">
            <text:p>0.65267216722886</text:p>
          </table:table-cell>
          <table:table-cell table:style-name="ce3" table:formula="of:=([.C408]-[.D408])^2" office:value-type="float" office:value="0.000498532116256005" calcext:value-type="float">
            <text:p>0.000498532116256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401]/[.C401]" office:value-type="float" office:value="0.7" calcext:value-type="float">
            <text:p>0.7</text:p>
          </table:table-cell>
          <table:table-cell table:style-name="ce3" table:formula="of:=[.$C$414]/([.$C$415]+[.$C$416]*EXP(-1*[.$C$417]*([.B409]-[.$C$418])))+[.$C$419]" office:value-type="float" office:value="0.703725709405163" calcext:value-type="float">
            <text:p>0.703725709405163</text:p>
          </table:table-cell>
          <table:table-cell table:style-name="ce3" table:formula="of:=([.C409]-[.D409])^2" office:value-type="float" office:value="0.0000138809105717203" calcext:value-type="float">
            <text:p>1.38809105717203E-05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402]/[.C402]" office:value-type="float" office:value="0.75" calcext:value-type="float">
            <text:p>0.75</text:p>
          </table:table-cell>
          <table:table-cell table:style-name="ce3" table:formula="of:=[.$C$414]/([.$C$415]+[.$C$416]*EXP(-1*[.$C$417]*([.B410]-[.$C$418])))+[.$C$419]" office:value-type="float" office:value="0.752271239304" calcext:value-type="float">
            <text:p>0.752271239304</text:p>
          </table:table-cell>
          <table:table-cell table:style-name="ce3" table:formula="of:=([.C410]-[.D410])^2" office:value-type="float" office:value="0.00000515852797603277" calcext:value-type="float">
            <text:p>5.15852797603277E-06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406:.E410])" office:value-type="float" office:value="0.00114977233995526" calcext:value-type="float">
            <text:p>0.00114977233995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-0.010242596611576" calcext:value-type="float">
            <text:p>-0.01024259661157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-0.0125839080222436" calcext:value-type="float">
            <text:p>-0.01258390802224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170489442063217" calcext:value-type="float">
            <text:p>0.01704894420632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0.0996447043444553" calcext:value-type="float">
            <text:p>-0.09964470434445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-0.376752383749373" calcext:value-type="float">
            <text:p>-0.37675238374937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2.35367781890607" calcext:value-type="float">
            <text:p>2.35367781890607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RKDBKAS8GM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[.B438]/[.C438]" office:value-type="float" office:value="0.7" calcext:value-type="float">
            <text:p>0.7</text:p>
          </table:table-cell>
          <table:table-cell table:style-name="ce3" table:formula="of:=[.$C$454]/([.$C$455]+[.$C$456]*EXP(-1*[.$C$457]*([.B446]-[.$C$458])))+[.$C$459]" office:value-type="float" office:value="0.724064970284442" calcext:value-type="float">
            <text:p>0.724064970284442</text:p>
          </table:table-cell>
          <table:table-cell table:style-name="ce3" table:formula="of:=([.C446]-[.D446])^2" office:value-type="float" office:value="0.000579122794791065" calcext:value-type="float">
            <text:p>0.000579122794791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[.B439]/[.C439]" office:value-type="float" office:value="0.725" calcext:value-type="float">
            <text:p>0.725</text:p>
          </table:table-cell>
          <table:table-cell table:style-name="ce3" table:formula="of:=[.$C$454]/([.$C$455]+[.$C$456]*EXP(-1*[.$C$457]*([.B447]-[.$C$458])))+[.$C$459]" office:value-type="float" office:value="0.687241972338612" calcext:value-type="float">
            <text:p>0.687241972338612</text:p>
          </table:table-cell>
          <table:table-cell table:style-name="ce3" table:formula="of:=([.C447]-[.D447])^2" office:value-type="float" office:value="0.00142566865287815" calcext:value-type="float">
            <text:p>0.001425668652878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[.B440]/[.C440]" office:value-type="float" office:value="0.6" calcext:value-type="float">
            <text:p>0.6</text:p>
          </table:table-cell>
          <table:table-cell table:style-name="ce3" table:formula="of:=[.$C$454]/([.$C$455]+[.$C$456]*EXP(-1*[.$C$457]*([.B448]-[.$C$458])))+[.$C$459]" office:value-type="float" office:value="0.6061801371093" calcext:value-type="float">
            <text:p>0.6061801371093</text:p>
          </table:table-cell>
          <table:table-cell table:style-name="ce3" table:formula="of:=([.C448]-[.D448])^2" office:value-type="float" office:value="0.0000381940946897482" calcext:value-type="float">
            <text:p>3.81940946897482E-05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[.B441]/[.C441]" office:value-type="float" office:value="0.5" calcext:value-type="float">
            <text:p>0.5</text:p>
          </table:table-cell>
          <table:table-cell table:style-name="ce3" table:formula="of:=[.$C$454]/([.$C$455]+[.$C$456]*EXP(-1*[.$C$457]*([.B449]-[.$C$458])))+[.$C$459]" office:value-type="float" office:value="0.540052267483007" calcext:value-type="float">
            <text:p>0.540052267483007</text:p>
          </table:table-cell>
          <table:table-cell table:style-name="ce3" table:formula="of:=([.C449]-[.D449])^2" office:value-type="float" office:value="0.00160418413053033" calcext:value-type="float">
            <text:p>0.00160418413053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[.B442]/[.C442]" office:value-type="float" office:value="0.55" calcext:value-type="float">
            <text:p>0.55</text:p>
          </table:table-cell>
          <table:table-cell table:style-name="ce3" table:formula="of:=[.$C$454]/([.$C$455]+[.$C$456]*EXP(-1*[.$C$457]*([.B450]-[.$C$458])))+[.$C$459]" office:value-type="float" office:value="0.517439630271401" calcext:value-type="float">
            <text:p>0.517439630271401</text:p>
          </table:table-cell>
          <table:table-cell table:style-name="ce3" table:formula="of:=([.C450]-[.D450])^2" office:value-type="float" office:value="0.00106017767686309" calcext:value-type="float">
            <text:p>0.001060177676863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446:.E450])" office:value-type="float" office:value="0.00470734734975239" calcext:value-type="float">
            <text:p>0.00470734734975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0.918235879795009" calcext:value-type="float">
            <text:p>0.91823587979500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4.07680458935724" calcext:value-type="float">
            <text:p>4.0768045893572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0897736863763151" calcext:value-type="float">
            <text:p>0.00897736863763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15.938418352813" calcext:value-type="float">
            <text:p>-15.9384183528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0.0967494266627206" calcext:value-type="float">
            <text:p>0.09674942666272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0.51081503340677" calcext:value-type="float">
            <text:p>0.51081503340677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/>
          <table:table-cell table:style-name="ce2" office:value-type="string" calcext:value-type="string">
            <text:p>Std Dev (% Peri)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0" calcext:value-type="float">
            <text:p>40</text:p>
          </table:table-cell>
          <table:table-cell/>
          <table:table-cell table:style-name="ce3" table:formula="of:=STDEV([.C16];[.C56];[.C96];[.C136];[.C176];[.C216];[.C246];[.C286];[.C326];[.C366];[.C406];[.C446])" office:value-type="float" office:value="0.189146808462409" calcext:value-type="float">
            <text:p>0.189146808462409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0" calcext:value-type="float">
            <text:p>40</text:p>
          </table:table-cell>
          <table:table-cell/>
          <table:table-cell table:style-name="ce3" table:formula="of:=STDEV([.C17];[.C57];[.C97];[.C137];[.C177];[.C217];[.C247];[.C287];[.C327];[.C367];[.C407];[.C447])" office:value-type="float" office:value="0.202493920597108" calcext:value-type="float">
            <text:p>0.202493920597108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0" calcext:value-type="float">
            <text:p>40</text:p>
          </table:table-cell>
          <table:table-cell/>
          <table:table-cell table:style-name="ce3" table:formula="of:=STDEV([.C18];[.C58];[.C98];[.C138];[.C178];[.C218];[.C248];[.C288];[.C328];[.C368];[.C408];[.C448])" office:value-type="float" office:value="0.169376642338006" calcext:value-type="float">
            <text:p>0.169376642338006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0" calcext:value-type="float">
            <text:p>40</text:p>
          </table:table-cell>
          <table:table-cell/>
          <table:table-cell table:style-name="ce3" table:formula="of:=STDEV([.C19];[.C59];[.C99];[.C139];[.C179];[.C219];[.C249];[.C289];[.C329];[.C369];[.C409];[.C449])" office:value-type="float" office:value="0.124525614986953" calcext:value-type="float">
            <text:p>0.124525614986953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0" calcext:value-type="float">
            <text:p>40</text:p>
          </table:table-cell>
          <table:table-cell/>
          <table:table-cell table:style-name="ce3" table:formula="of:=STDEV([.C20];[.C60];[.C100];[.C140];[.C180];[.C220];[.C250];[.C290];[.C330];[.C370];[.C410];[.C450])" office:value-type="float" office:value="0.160417896492728" calcext:value-type="float">
            <text:p>0.16041789649272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style-name="ce3" table:formula="of:=AVERAGE([.C16];[.C56];[.C96];[.C136];[.C176];[.C216];[.C246];[.C286];[.C326];[.C366];[.C406];[.C446])" office:value-type="float" office:value="0.379166666666667" calcext:value-type="float">
            <text:p>0.379166666666667</text:p>
          </table:table-cell>
          <table:table-cell table:style-name="ce3" table:formula="of:=[.$C$494]/([.$C$495]+[.$C$496]*EXP(-1*[.$C$497]*([.B486]-[.$C$498])))+[.$C$499]" office:value-type="float" office:value="0.38033006085311" calcext:value-type="float">
            <text:p>0.38033006085311</text:p>
          </table:table-cell>
          <table:table-cell table:style-name="ce3" table:formula="of:=([.C486]-[.D486])^2" office:value-type="float" office:value="0.00000135348603305069" calcext:value-type="float">
            <text:p>1.35348603305069E-06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style-name="ce3" table:formula="of:=AVERAGE([.C17];[.C57];[.C97];[.C137];[.C177];[.C217];[.C247];[.C287];[.C327];[.C367];[.C407];[.C447])" office:value-type="float" office:value="0.454166666666667" calcext:value-type="float">
            <text:p>0.454166666666667</text:p>
          </table:table-cell>
          <table:table-cell table:style-name="ce3" table:formula="of:=[.$C$494]/([.$C$495]+[.$C$496]*EXP(-1*[.$C$497]*([.B487]-[.$C$498])))+[.$C$499]" office:value-type="float" office:value="0.450036818568069" calcext:value-type="float">
            <text:p>0.450036818568069</text:p>
          </table:table-cell>
          <table:table-cell table:style-name="ce3" table:formula="of:=([.C487]-[.D487])^2" office:value-type="float" office:value="0.0000170556453174913" calcext:value-type="float">
            <text:p>1.70556453174913E-0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style-name="ce3" table:formula="of:=AVERAGE([.C18];[.C58];[.C98];[.C138];[.C178];[.C218];[.C248];[.C288];[.C328];[.C368];[.C408];[.C448])" office:value-type="float" office:value="0.510416666666667" calcext:value-type="float">
            <text:p>0.510416666666667</text:p>
          </table:table-cell>
          <table:table-cell table:style-name="ce3" table:formula="of:=[.$C$494]/([.$C$495]+[.$C$496]*EXP(-1*[.$C$497]*([.B488]-[.$C$498])))+[.$C$499]" office:value-type="float" office:value="0.515690755942053" calcext:value-type="float">
            <text:p>0.515690755942053</text:p>
          </table:table-cell>
          <table:table-cell table:style-name="ce3" table:formula="of:=([.C488]-[.D488])^2" office:value-type="float" office:value="0.0000278160176847495" calcext:value-type="float">
            <text:p>2.78160176847495E-05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style-name="ce3" table:formula="of:=AVERAGE([.C19];[.C59];[.C99];[.C139];[.C179];[.C219];[.C249];[.C289];[.C329];[.C369];[.C409];[.C449])" office:value-type="float" office:value="0.577083333333333" calcext:value-type="float">
            <text:p>0.577083333333333</text:p>
          </table:table-cell>
          <table:table-cell table:style-name="ce3" table:formula="of:=[.$C$494]/([.$C$495]+[.$C$496]*EXP(-1*[.$C$497]*([.B489]-[.$C$498])))+[.$C$499]" office:value-type="float" office:value="0.574158658153088" calcext:value-type="float">
            <text:p>0.574158658153088</text:p>
          </table:table-cell>
          <table:table-cell table:style-name="ce3" table:formula="of:=([.C489]-[.D489])^2" office:value-type="float" office:value="0.00000855372490994357" calcext:value-type="float">
            <text:p>8.55372490994357E-06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style-name="ce3" table:formula="of:=AVERAGE([.C20];[.C60];[.C100];[.C140];[.C180];[.C220];[.C250];[.C290];[.C330];[.C370];[.C410];[.C450])" office:value-type="float" office:value="0.622916666666667" calcext:value-type="float">
            <text:p>0.622916666666667</text:p>
          </table:table-cell>
          <table:table-cell table:style-name="ce3" table:formula="of:=[.$C$494]/([.$C$495]+[.$C$496]*EXP(-1*[.$C$497]*([.B490]-[.$C$498])))+[.$C$499]" office:value-type="float" office:value="0.623685716204819" calcext:value-type="float">
            <text:p>0.623685716204819</text:p>
          </table:table-cell>
          <table:table-cell table:style-name="ce3" table:formula="of:=([.C490]-[.D490])^2" office:value-type="float" office:value="0.000000591437192131702" calcext:value-type="float">
            <text:p>5.91437192131702E-07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486:.E490])" office:value-type="float" office:value="0.0000553703111373668" calcext:value-type="float">
            <text:p>5.53703111373668E-0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3" office:value-type="float" office:value="-0.144254103490368" calcext:value-type="float">
            <text:p>-0.14425410349036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float" office:value="0.178236244407259" calcext:value-type="float">
            <text:p>0.17823624440725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table:style-name="ce3" office:value-type="float" office:value="0.0336976790617146" calcext:value-type="float">
            <text:p>0.0336976790617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table:style-name="ce3" office:value-type="float" office:value="-3.48073657645368" calcext:value-type="float">
            <text:p>-3.4807365764536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table:style-name="ce3" office:value-type="float" office:value="-0.179413611810161" calcext:value-type="float">
            <text:p>-0.17941361181016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table:style-name="ce3" office:value-type="float" office:value="0.784387736585203" calcext:value-type="float">
            <text:p>0.7843877365852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0:09:45.2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7:23:30.762000000</meta:creation-date>
    <dc:date>2017-05-10T21:07:56.364000000</dc:date>
    <meta:editing-duration>P7DT10H39M57S</meta:editing-duration>
    <meta:editing-cycles>4</meta:editing-cycles>
    <meta:generator>LibreOffice/5.3.0.3$Windows_X86_64 LibreOffice_project/7074905676c47b82bbcfbea1aeefc84afe1c50e1</meta:generator>
    <meta:document-statistic meta:table-count="1" meta:cell-count="68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1cm" svg:height="9.005cm" xlink:href=".." xlink:type="simple" chart:class="chart:scatter" chart:style-name="ch1">
        <chart:title svg:x="6.976cm" svg:y="0.315cm" chart:style-name="ch2">
          <text:p>Subject 1</text:p>
        </chart:title>
        <chart:legend chart:legend-position="end" svg:x="12.669cm" svg:y="4.007cm" style:legend-expansion="high" chart:style-name="ch3"/>
        <chart:plot-area chart:style-name="ch4" table:cell-range-address="Sheet1.B16:Sheet1.D20" chart:data-source-has-labels="row" svg:x="1.276cm" svg:y="1.247cm" svg:width="11.072cm" svg:height="6.647cm">
          <chartooo:coordinate-region svg:x="2.004cm" svg:y="1.42cm" svg:width="10.104cm" svg:height="5.88cm"/>
          <chart:axis chart:dimension="x" chart:name="primary-x" chart:style-name="ch5">
            <chart:title svg:x="5.114cm" svg:y="8.074cm" chart:style-name="ch6">
              <text:p>Saturation in periphery</text:p>
            </chart:title>
          </chart:axis>
          <chart:axis chart:dimension="y" chart:name="primary-y" chart:style-name="ch7">
            <chart:title svg:x="0.449cm" svg:y="7.895cm" chart:style-name="ch8">
              <text:p>Proportion chosen Saturation of Peri &gt; Cen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C16:Sheet1.C20" loext:label-string="subject_data" chart:class="chart:scatter">
            <chart:domain table:cell-range-address="Sheet1.B16:Sheet1.B20"/>
            <chart:data-point chart:repeated="5"/>
          </chart:series>
          <chart:series chart:style-name="ch12" chart:values-cell-range-address="Sheet1.D16:Sheet1.D20" loext:label-string="sigmoid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16:Sheet1.B20</svg:desc>
                </draw:g>
              </table:table-cell>
              <table:table-cell office:value-type="float" office:value="0.325">
                <text:p>0.325</text:p>
                <draw:g>
                  <svg:desc>Sheet1.C16:Sheet1.C20</svg:desc>
                </draw:g>
              </table:table-cell>
              <table:table-cell office:value-type="float" office:value="0.32271887213069">
                <text:p>0.32271887213069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3512719466904">
                <text:p>0.41351271946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49740870158604">
                <text:p>0.4974087015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73792185311502">
                <text:p>0.573792185311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642404633469437">
                <text:p>0.642404633469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71cm" svg:y="0.315cm" chart:style-name="ch2">
          <text:p>Subject 10</text:p>
        </chart:title>
        <chart:legend chart:legend-position="end" svg:x="12.696cm" svg:y="4.007cm" style:legend-expansion="high" chart:style-name="ch3"/>
        <chart:plot-area chart:style-name="ch4" table:cell-range-address="Sheet1.B366:Sheet1.D37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366:Sheet1.C370" loext:label-string="subject_data" chart:class="chart:scatter">
            <chart:domain table:cell-range-address="Sheet1.B366:Sheet1.B370"/>
            <chart:data-point chart:repeated="5"/>
          </chart:series>
          <chart:series chart:style-name="ch11" chart:values-cell-range-address="Sheet1.D366:Sheet1.D37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366:Sheet1.B370</svg:desc>
                </draw:g>
              </table:table-cell>
              <table:table-cell office:value-type="float" office:value="0.325">
                <text:p>0.325</text:p>
                <draw:g>
                  <svg:desc>Sheet1.C366:Sheet1.C370</svg:desc>
                </draw:g>
              </table:table-cell>
              <table:table-cell office:value-type="float" office:value="0.32583271401359">
                <text:p>0.32583271401359</text:p>
                <draw:g>
                  <svg:desc>Sheet1.D366:Sheet1.D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75">
                <text:p>0.475</text:p>
              </table:table-cell>
              <table:table-cell office:value-type="float" office:value="0.459854113494886">
                <text:p>0.459854113494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531794609569458">
                <text:p>0.53179460956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569178283835452">
                <text:p>0.569178283835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  <table:table-cell office:value-type="float" office:value="0.588277313492184">
                <text:p>0.5882773134921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84cm" svg:y="0.315cm" chart:style-name="ch2">
          <text:p>Subject 11</text:p>
        </chart:title>
        <chart:legend chart:legend-position="end" svg:x="12.696cm" svg:y="4.008cm" style:legend-expansion="high" chart:style-name="ch3"/>
        <chart:plot-area chart:style-name="ch4" table:cell-range-address="Sheet1.B406:Sheet1.D410" chart:data-source-has-labels="row" svg:x="1.278cm" svg:y="1.248cm" svg:width="11.099cm" svg:height="6.649cm">
          <chartooo:coordinate-region svg:x="2.005cm" svg:y="1.421cm" svg:width="10.041cm" svg:height="5.882cm"/>
          <chart:axis chart:dimension="x" chart:name="primary-x" chart:style-name="ch5">
            <chart:title svg:x="5.116cm" svg:y="8.077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406:Sheet1.C410" loext:label-string="subject_data" chart:class="chart:scatter">
            <chart:domain table:cell-range-address="Sheet1.B406:Sheet1.B410"/>
            <chart:data-point chart:repeated="5"/>
          </chart:series>
          <chart:series chart:style-name="ch11" chart:values-cell-range-address="Sheet1.D406:Sheet1.D41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406:Sheet1.B410</svg:desc>
                </draw:g>
              </table:table-cell>
              <table:table-cell office:value-type="float" office:value="0.55">
                <text:p>0.55</text:p>
                <draw:g>
                  <svg:desc>Sheet1.C406:Sheet1.C410</svg:desc>
                </draw:g>
              </table:table-cell>
              <table:table-cell office:value-type="float" office:value="0.542232826566755">
                <text:p>0.542232826566755</text:p>
                <draw:g>
                  <svg:desc>Sheet1.D406:Sheet1.D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75">
                <text:p>0.575</text:p>
              </table:table-cell>
              <table:table-cell office:value-type="float" office:value="0.598913841222384">
                <text:p>0.59891384122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75">
                <text:p>0.675</text:p>
              </table:table-cell>
              <table:table-cell office:value-type="float" office:value="0.65267216722886">
                <text:p>0.6526721672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03725709405163">
                <text:p>0.70372570940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752271239304">
                <text:p>0.7522712393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71cm" svg:y="0.315cm" chart:style-name="ch2">
          <text:p>Subject 12</text:p>
        </chart:title>
        <chart:legend chart:legend-position="end" svg:x="12.696cm" svg:y="4.007cm" style:legend-expansion="high" chart:style-name="ch3"/>
        <chart:plot-area chart:style-name="ch4" table:cell-range-address="Sheet1.B446:Sheet1.D45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446:Sheet1.C450" loext:label-string="subject_data" chart:class="chart:scatter">
            <chart:domain table:cell-range-address="Sheet1.B446:Sheet1.B450"/>
            <chart:data-point chart:repeated="5"/>
          </chart:series>
          <chart:series chart:style-name="ch11" chart:values-cell-range-address="Sheet1.D446:Sheet1.D45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446:Sheet1.B450</svg:desc>
                </draw:g>
              </table:table-cell>
              <table:table-cell office:value-type="float" office:value="0.7">
                <text:p>0.7</text:p>
                <draw:g>
                  <svg:desc>Sheet1.C446:Sheet1.C450</svg:desc>
                </draw:g>
              </table:table-cell>
              <table:table-cell office:value-type="float" office:value="0.724064970284442">
                <text:p>0.724064970284442</text:p>
                <draw:g>
                  <svg:desc>Sheet1.D446:Sheet1.D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725">
                <text:p>0.725</text:p>
              </table:table-cell>
              <table:table-cell office:value-type="float" office:value="0.687241972338612">
                <text:p>0.687241972338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6061801371093">
                <text:p>0.6061801371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540052267483007">
                <text:p>0.540052267483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  <table:table-cell office:value-type="float" office:value="0.517439630271401">
                <text:p>0.5174396302714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478:Sheet1.E482" chart:error-lower-range="Sheet1.E478:Sheet1.E48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478:Sheet1.E482" chart:error-lower-range="Sheet1.E478:Sheet1.E48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852cm" svg:y="0.315cm" chart:style-name="ch2">
          <text:p>Average of Subjects </text:p>
        </chart:title>
        <chart:legend chart:legend-position="end" svg:x="12.697cm" svg:y="4.007cm" style:legend-expansion="high" chart:style-name="ch3"/>
        <chart:plot-area chart:style-name="ch4" table:cell-range-address="Sheet1.B486:Sheet1.D490" chart:data-source-has-labels="row" svg:x="1.278cm" svg:y="1.248cm" svg:width="11.1cm" svg:height="6.648cm">
          <chartooo:coordinate-region svg:x="2.005cm" svg:y="1.421cm" svg:width="10.041cm" svg:height="5.881cm"/>
          <chart:axis chart:dimension="x" chart:name="primary-x" chart:style-name="ch5">
            <chart:title svg:x="5.117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486:Sheet1.C490" loext:label-string="subject_data" chart:class="chart:scatter">
            <chart:domain table:cell-range-address="Sheet1.B486:Sheet1.B490"/>
            <chart:error-indicator chart:style-name="ch11" chart:dimension="y"/>
            <chart:data-point chart:repeated="5"/>
          </chart:series>
          <chart:series chart:style-name="ch12" chart:values-cell-range-address="Sheet1.D486:Sheet1.D490" loext:label-string="sigmoid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486:Sheet1.B490</svg:desc>
                </draw:g>
              </table:table-cell>
              <table:table-cell office:value-type="float" office:value="0.379166666666667">
                <text:p>0.379166666666667</text:p>
                <draw:g>
                  <svg:desc>Sheet1.C486:Sheet1.C490</svg:desc>
                </draw:g>
              </table:table-cell>
              <table:table-cell office:value-type="float" office:value="0.189146808462409">
                <text:p>0.189146808462409</text:p>
                <draw:g>
                  <svg:desc>Sheet1.E478:Sheet1.E482</svg:desc>
                </draw:g>
              </table:table-cell>
              <table:table-cell office:value-type="float" office:value="0.189146808462409">
                <text:p>0.189146808462409</text:p>
                <draw:g>
                  <svg:desc>Sheet1.E478:Sheet1.E482</svg:desc>
                </draw:g>
              </table:table-cell>
              <table:table-cell office:value-type="float" office:value="0.38033006085311">
                <text:p>0.38033006085311</text:p>
                <draw:g>
                  <svg:desc>Sheet1.D486:Sheet1.D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0.202493920597108">
                <text:p>0.202493920597108</text:p>
              </table:table-cell>
              <table:table-cell office:value-type="float" office:value="0.202493920597108">
                <text:p>0.202493920597108</text:p>
              </table:table-cell>
              <table:table-cell office:value-type="float" office:value="0.450036818568069">
                <text:p>0.450036818568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169376642338006">
                <text:p>0.169376642338006</text:p>
              </table:table-cell>
              <table:table-cell office:value-type="float" office:value="0.169376642338006">
                <text:p>0.169376642338006</text:p>
              </table:table-cell>
              <table:table-cell office:value-type="float" office:value="0.515690755942053">
                <text:p>0.515690755942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0.124525614986953">
                <text:p>0.124525614986953</text:p>
              </table:table-cell>
              <table:table-cell office:value-type="float" office:value="0.124525614986953">
                <text:p>0.124525614986953</text:p>
              </table:table-cell>
              <table:table-cell office:value-type="float" office:value="0.574158658153088">
                <text:p>0.574158658153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22916666666667">
                <text:p>0.622916666666667</text:p>
              </table:table-cell>
              <table:table-cell office:value-type="float" office:value="0.160417896492728">
                <text:p>0.160417896492728</text:p>
              </table:table-cell>
              <table:table-cell office:value-type="float" office:value="0.160417896492728">
                <text:p>0.160417896492728</text:p>
              </table:table-cell>
              <table:table-cell office:value-type="float" office:value="0.623685716204819">
                <text:p>0.6236857162048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2</text:p>
        </chart:title>
        <chart:legend chart:legend-position="end" svg:x="12.696cm" svg:y="4.007cm" style:legend-expansion="high" chart:style-name="ch3"/>
        <chart:plot-area chart:style-name="ch4" table:cell-range-address="Sheet1.B56:Sheet1.D60" chart:data-source-has-labels="row" svg:x="1.278cm" svg:y="1.248cm" svg:width="11.099cm" svg:height="6.648cm">
          <chartooo:coordinate-region svg:x="2.005cm" svg:y="1.421cm" svg:width="10.132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56:Sheet1.C60" loext:label-string="subject_data" chart:class="chart:scatter">
            <chart:domain table:cell-range-address="Sheet1.B56:Sheet1.B60"/>
            <chart:data-point chart:repeated="5"/>
          </chart:series>
          <chart:series chart:style-name="ch11" chart:values-cell-range-address="Sheet1.D56:Sheet1.D6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56:Sheet1.B60</svg:desc>
                </draw:g>
              </table:table-cell>
              <table:table-cell office:value-type="float" office:value="0.45">
                <text:p>0.45</text:p>
                <draw:g>
                  <svg:desc>Sheet1.C56:Sheet1.C60</svg:desc>
                </draw:g>
              </table:table-cell>
              <table:table-cell office:value-type="float" office:value="0.448479051477466">
                <text:p>0.448479051477466</text:p>
                <draw:g>
                  <svg:desc>Sheet1.D56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4340074595394">
                <text:p>0.444340074595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38196847980597">
                <text:p>0.438196847980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29094653026892">
                <text:p>0.429094653026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375">
                <text:p>0.375</text:p>
              </table:table-cell>
              <table:table-cell office:value-type="float" office:value="0.415642892923044">
                <text:p>0.415642892923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99cm" svg:y="0.315cm" chart:style-name="ch2">
          <text:p>Subject 3
</text:p>
        </chart:title>
        <chart:legend chart:legend-position="end" svg:x="12.696cm" svg:y="4.008cm" style:legend-expansion="high" chart:style-name="ch3"/>
        <chart:plot-area chart:style-name="ch4" table:cell-range-address="Sheet1.B96:Sheet1.D100" chart:data-source-has-labels="row" svg:x="1.278cm" svg:y="1.724cm" svg:width="11.099cm" svg:height="6.173cm">
          <chartooo:coordinate-region svg:x="2.005cm" svg:y="1.897cm" svg:width="10.041cm" svg:height="5.406cm"/>
          <chart:axis chart:dimension="x" chart:name="primary-x" chart:style-name="ch5">
            <chart:title svg:x="5.116cm" svg:y="8.077cm" chart:style-name="ch6">
              <text:p>Saturation in Periphery</text:p>
            </chart:title>
          </chart:axis>
          <chart:axis chart:dimension="y" chart:name="primary-y" chart:style-name="ch7">
            <chart:title svg:x="0.451cm" svg:y="8.135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96:Sheet1.C100" loext:label-string="subject_data" chart:class="chart:scatter">
            <chart:domain table:cell-range-address="Sheet1.B96:Sheet1.B100"/>
            <chart:data-point chart:repeated="5"/>
          </chart:series>
          <chart:series chart:style-name="ch11" chart:values-cell-range-address="Sheet1.D96:Sheet1.D10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96:Sheet1.B100</svg:desc>
                </draw:g>
              </table:table-cell>
              <table:table-cell office:value-type="float" office:value="0.25">
                <text:p>0.25</text:p>
                <draw:g>
                  <svg:desc>Sheet1.C96:Sheet1.C100</svg:desc>
                </draw:g>
              </table:table-cell>
              <table:table-cell office:value-type="float" office:value="0.204465299752925">
                <text:p>0.204465299752925</text:p>
                <draw:g>
                  <svg:desc>Sheet1.D96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275">
                <text:p>0.275</text:p>
              </table:table-cell>
              <table:table-cell office:value-type="float" office:value="0.390708896496034">
                <text:p>0.390708896496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25">
                <text:p>0.725</text:p>
              </table:table-cell>
              <table:table-cell office:value-type="float" office:value="0.620562230061833">
                <text:p>0.620562230061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31383630047165">
                <text:p>0.831383630047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75">
                <text:p>0.975</text:p>
              </table:table-cell>
              <table:table-cell office:value-type="float" office:value="0.978211252781181">
                <text:p>0.978211252781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4</text:p>
        </chart:title>
        <chart:legend chart:legend-position="end" svg:x="12.696cm" svg:y="4.007cm" style:legend-expansion="high" chart:style-name="ch3"/>
        <chart:plot-area chart:style-name="ch4" table:cell-range-address="Sheet1.B136:Sheet1.D14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136:Sheet1.C140" loext:label-string="subject_data" chart:class="chart:scatter">
            <chart:domain table:cell-range-address="Sheet1.B136:Sheet1.B140"/>
            <chart:data-point chart:repeated="5"/>
          </chart:series>
          <chart:series chart:style-name="ch11" chart:values-cell-range-address="Sheet1.D136:Sheet1.D14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136:Sheet1.B140</svg:desc>
                </draw:g>
              </table:table-cell>
              <table:table-cell office:value-type="float" office:value="0.075">
                <text:p>0.075</text:p>
                <draw:g>
                  <svg:desc>Sheet1.C136:Sheet1.C140</svg:desc>
                </draw:g>
              </table:table-cell>
              <table:table-cell office:value-type="float" office:value="0.121878766408418">
                <text:p>0.121878766408418</text:p>
                <draw:g>
                  <svg:desc>Sheet1.D136:Sheet1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175">
                <text:p>0.175</text:p>
              </table:table-cell>
              <table:table-cell office:value-type="float" office:value="0.167291900242885">
                <text:p>0.167291900242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275">
                <text:p>0.275</text:p>
              </table:table-cell>
              <table:table-cell office:value-type="float" office:value="0.231999532694243">
                <text:p>0.231999532694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25">
                <text:p>0.325</text:p>
              </table:table-cell>
              <table:table-cell office:value-type="float" office:value="0.331605094721223">
                <text:p>0.331605094721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504745757869279">
                <text:p>0.5047457578692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5</text:p>
        </chart:title>
        <chart:legend chart:legend-position="end" svg:x="12.696cm" svg:y="4.007cm" style:legend-expansion="high" chart:style-name="ch3"/>
        <chart:plot-area chart:style-name="ch4" table:cell-range-address="Sheet1.B176:Sheet1.D18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176:Sheet1.C180" loext:label-string="subject_data" chart:class="chart:scatter">
            <chart:domain table:cell-range-address="Sheet1.B176:Sheet1.B180"/>
            <chart:data-point chart:repeated="5"/>
          </chart:series>
          <chart:series chart:style-name="ch11" chart:values-cell-range-address="Sheet1.D176:Sheet1.D18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176:Sheet1.B180</svg:desc>
                </draw:g>
              </table:table-cell>
              <table:table-cell office:value-type="float" office:value="0.475">
                <text:p>0.475</text:p>
                <draw:g>
                  <svg:desc>Sheet1.C176:Sheet1.C180</svg:desc>
                </draw:g>
              </table:table-cell>
              <table:table-cell office:value-type="float" office:value="0.434341502041133">
                <text:p>0.434341502041133</text:p>
                <draw:g>
                  <svg:desc>Sheet1.D176:Sheet1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477480068655149">
                <text:p>0.477480068655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532186951281679">
                <text:p>0.532186951281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603833488356021">
                <text:p>0.60383348835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75">
                <text:p>0.675</text:p>
              </table:table-cell>
              <table:table-cell office:value-type="float" office:value="0.701725245696503">
                <text:p>0.7017252456965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6</text:p>
        </chart:title>
        <chart:legend chart:legend-position="end" svg:x="12.696cm" svg:y="4.007cm" style:legend-expansion="high" chart:style-name="ch3"/>
        <chart:plot-area chart:style-name="ch4" table:cell-range-address="Sheet1.B216:Sheet1.D22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216:Sheet1.C220" loext:label-string="subject_data" chart:class="chart:scatter">
            <chart:domain table:cell-range-address="Sheet1.B216:Sheet1.B220"/>
            <chart:data-point chart:repeated="5"/>
          </chart:series>
          <chart:series chart:style-name="ch11" chart:values-cell-range-address="Sheet1.D216:Sheet1.D22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216:Sheet1.B220</svg:desc>
                </draw:g>
              </table:table-cell>
              <table:table-cell office:value-type="float" office:value="0.475">
                <text:p>0.475</text:p>
                <draw:g>
                  <svg:desc>Sheet1.C216:Sheet1.C220</svg:desc>
                </draw:g>
              </table:table-cell>
              <table:table-cell office:value-type="float" office:value="0.478694382474595">
                <text:p>0.478694382474595</text:p>
                <draw:g>
                  <svg:desc>Sheet1.D216:Sheet1.D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697914667787253">
                <text:p>0.697914667787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80339403969005">
                <text:p>0.580339403969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25">
                <text:p>0.525</text:p>
              </table:table-cell>
              <table:table-cell office:value-type="float" office:value="0.572156697581882">
                <text:p>0.572156697581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75">
                <text:p>0.675</text:p>
              </table:table-cell>
              <table:table-cell office:value-type="float" office:value="0.570711577693553">
                <text:p>0.5707115776935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99cm" svg:y="0.315cm" chart:style-name="ch2">
          <text:p>Subject 7</text:p>
        </chart:title>
        <chart:legend chart:legend-position="end" svg:x="12.697cm" svg:y="4.008cm" style:legend-expansion="high" chart:style-name="ch3"/>
        <chart:plot-area chart:style-name="ch4" table:cell-range-address="Sheet1.B246:Sheet1.D250" chart:data-source-has-labels="row" svg:x="1.278cm" svg:y="1.248cm" svg:width="11.1cm" svg:height="6.649cm">
          <chartooo:coordinate-region svg:x="2.005cm" svg:y="1.421cm" svg:width="10.041cm" svg:height="5.882cm"/>
          <chart:axis chart:dimension="x" chart:name="primary-x" chart:style-name="ch5">
            <chart:title svg:x="5.117cm" svg:y="8.077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246:Sheet1.C250" loext:label-string="subject_data" chart:class="chart:scatter">
            <chart:domain table:cell-range-address="Sheet1.B246:Sheet1.B250"/>
            <chart:data-point chart:repeated="5"/>
          </chart:series>
          <chart:series chart:style-name="ch11" chart:values-cell-range-address="Sheet1.D246:Sheet1.D25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246:Sheet1.B250</svg:desc>
                </draw:g>
              </table:table-cell>
              <table:table-cell office:value-type="float" office:value="0.5">
                <text:p>0.5</text:p>
                <draw:g>
                  <svg:desc>Sheet1.C246:Sheet1.C250</svg:desc>
                </draw:g>
              </table:table-cell>
              <table:table-cell office:value-type="float" office:value="0.504134086517238">
                <text:p>0.504134086517238</text:p>
                <draw:g>
                  <svg:desc>Sheet1.D246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19495081466555">
                <text:p>0.619495081466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75">
                <text:p>0.775</text:p>
              </table:table-cell>
              <table:table-cell office:value-type="float" office:value="0.672474847419876">
                <text:p>0.672474847419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9655817693676">
                <text:p>0.69655817693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25">
                <text:p>0.725</text:p>
              </table:table-cell>
              <table:table-cell office:value-type="float" office:value="0.70745492711481">
                <text:p>0.707454927114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8</text:p>
        </chart:title>
        <chart:legend chart:legend-position="end" svg:x="12.696cm" svg:y="4.007cm" style:legend-expansion="high" chart:style-name="ch3"/>
        <chart:plot-area chart:style-name="ch4" table:cell-range-address="Sheet1.B286:Sheet1.D29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286:Sheet1.C290" loext:label-string="subject_data" chart:class="chart:scatter">
            <chart:domain table:cell-range-address="Sheet1.B286:Sheet1.B290"/>
            <chart:data-point chart:repeated="5"/>
          </chart:series>
          <chart:series chart:style-name="ch11" chart:values-cell-range-address="Sheet1.D286:Sheet1.D29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286:Sheet1.B290</svg:desc>
                </draw:g>
              </table:table-cell>
              <table:table-cell office:value-type="float" office:value="0.375">
                <text:p>0.375</text:p>
                <draw:g>
                  <svg:desc>Sheet1.C286:Sheet1.C290</svg:desc>
                </draw:g>
              </table:table-cell>
              <table:table-cell office:value-type="float" office:value="0.429356114457784">
                <text:p>0.429356114457784</text:p>
                <draw:g>
                  <svg:desc>Sheet1.D286:Sheet1.D2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463884662389997">
                <text:p>0.46388466238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79599725681012">
                <text:p>0.479599725681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86714578484296">
                <text:p>0.48671457848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425">
                <text:p>0.425</text:p>
              </table:table-cell>
              <table:table-cell office:value-type="float" office:value="0.489928078631682">
                <text:p>0.4899280786316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9</text:p>
        </chart:title>
        <chart:legend chart:legend-position="end" svg:x="12.696cm" svg:y="4.007cm" style:legend-expansion="high" chart:style-name="ch3"/>
        <chart:plot-area chart:style-name="ch4" table:cell-range-address="Sheet1.B326:Sheet1.D330" chart:data-source-has-labels="row" svg:x="1.278cm" svg:y="1.248cm" svg:width="11.099cm" svg:height="6.648cm">
          <chartooo:coordinate-region svg:x="2.005cm" svg:y="1.421cm" svg:width="10.041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326:Sheet1.C330" loext:label-string="subject_data" chart:class="chart:scatter">
            <chart:domain table:cell-range-address="Sheet1.B326:Sheet1.B330"/>
            <chart:data-point chart:repeated="5"/>
          </chart:series>
          <chart:series chart:style-name="ch11" chart:values-cell-range-address="Sheet1.D326:Sheet1.D33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326:Sheet1.B330</svg:desc>
                </draw:g>
              </table:table-cell>
              <table:table-cell office:value-type="float" office:value="0.05">
                <text:p>0.05</text:p>
                <draw:g>
                  <svg:desc>Sheet1.C326:Sheet1.C330</svg:desc>
                </draw:g>
              </table:table-cell>
              <table:table-cell office:value-type="float" office:value="0.0288287833610652">
                <text:p>0.0288287833610652</text:p>
                <draw:g>
                  <svg:desc>Sheet1.D326:Sheet1.D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75">
                <text:p>0.075</text:p>
              </table:table-cell>
              <table:table-cell office:value-type="float" office:value="0.0796121648361919">
                <text:p>0.0796121648361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248761064200691">
                <text:p>0.248761064200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75">
                <text:p>0.575</text:p>
              </table:table-cell>
              <table:table-cell office:value-type="float" office:value="0.510835654495788">
                <text:p>0.51083565449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25">
                <text:p>0.625</text:p>
              </table:table-cell>
              <table:table-cell office:value-type="float" office:value="0.656822607623662">
                <text:p>0.6568226076236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